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b7a67" officeooo:paragraph-rsid="000f38ff"/>
    </style:style>
    <style:style style:name="P2" style:family="paragraph" style:parent-style-name="Preformatted_20_Text">
      <style:text-properties officeooo:rsid="00103026" officeooo:paragraph-rsid="000f38ff"/>
    </style:style>
    <style:style style:name="P3" style:family="paragraph" style:parent-style-name="Preformatted_20_Text">
      <style:text-properties officeooo:rsid="00159e5e" officeooo:paragraph-rsid="00103026"/>
    </style:style>
    <style:style style:name="T1" style:family="text">
      <style:text-properties officeooo:rsid="00103026"/>
    </style:style>
    <style:style style:name="T2" style:family="text">
      <style:text-properties officeooo:rsid="0010fae9"/>
    </style:style>
    <style:style style:name="T3" style:family="text">
      <style:text-properties officeooo:rsid="00181879"/>
    </style:style>
    <style:style style:name="T4" style:family="text">
      <style:text-properties officeooo:rsid="0019da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ay is <text:span text:style-name="T3">the</text:span><text:span text:style-name="T3"><text:text-input text:description="Template"> @Model.Date</text:text-input></text:span><text:span text:style-name="T3">th of </text:span><text:span text:style-name="T3"><text:text-input text:description="Template">@Model.Month</text:text-input></text:span><text:span text:style-name="T3"> and my client's name is </text:span><text:span text:style-name="T3"><text:text-input text:description="Template">@Model.Name</text:text-input></text:span><text:span text:style-name="T3">. </text:span></text:p>
      <text:p text:style-name="P2"/>
      <text:p text:style-name="Preformatted_20_Text"><text:span text:style-name="T1">Yesterday I sent an email to Blarg</text:span>@<text:span text:style-name="T4">M</text:span>odel.com <text:span text:style-name="T2">and bad @Model.Bork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1T15:30:42.664000000</dc:date>
    <meta:generator>LibreOffice/4.2.5.2$Windows_x86 LibreOffice_project/61cb170a04bb1f12e77c884eab9192be736ec5f5</meta:generator>
    <meta:editing-duration>PT5S</meta:editing-duration>
    <meta:editing-cycles>15</meta:editing-cycles>
    <meta:document-statistic meta:table-count="0" meta:image-count="0" meta:object-count="0" meta:page-count="1" meta:paragraph-count="2" meta:word-count="30" meta:character-count="150" meta:non-whitespace-character-count="129"/>
    <meta:user-defined meta:name="ModelType">Whatever.Class,Assembly</meta:user-defined>
  </office:meta>
</office:document-meta>
</file>